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2BC7A2FE2190471C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FreeMono4" svg:font-family="FreeMono" style:font-family-generic="modern" style:font-pitch="fixed"/>
    <style:font-face style:name="FreeMono2" svg:font-family="FreeMono" style:font-adornments="标准" style:font-family-generic="modern" style:font-pitch="fixed"/>
    <style:font-face style:name="Noto Mono1" svg:font-family="'Noto Mono'" style:font-family-generic="modern" style:font-pitch="fixed"/>
    <style:font-face style:name="Noto Mono" svg:font-family="'Noto Mono'" style:font-adornments="标准" style:font-family-generic="modern" style:font-pitch="fixed"/>
    <style:font-face style:name="FreeMono5" svg:font-family="FreeMono" style:font-family-generic="modern" style:font-pitch="variable"/>
    <style:font-face style:name="FreeMono1" svg:font-family="FreeMono" style:font-adornments="标准" style:font-family-generic="modern" style:font-pitch="variable"/>
    <style:font-face style:name="Liberation Sans1" svg:font-family="'Liberation Sans'" style:font-family-generic="modern" style:font-pitch="variable"/>
    <style:font-face style:name="FreeMono" svg:font-family="FreeMono" style:font-family-generic="roman" style:font-pitch="variable"/>
    <style:font-face style:name="FreeMono3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微软雅黑" svg:font-family="微软雅黑" style:font-family-generic="swiss" style:font-pitch="variable"/>
    <style:font-face style:name="微软雅黑 Light" svg:font-family="'微软雅黑 Light'" style:font-family-generic="swiss" style:font-pitch="variable"/>
    <style:font-face style:name="微软雅黑 Light1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1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默认-title">
      <style:graphic-properties draw:auto-grow-height="true" fo:min-height="2.572cm"/>
    </style:style>
    <style:style style:name="pr2" style:family="presentation" style:parent-style-name="默认-subtitle">
      <style:graphic-properties draw:fill-color="#ffffff" draw:auto-grow-height="true" fo:min-height="9.134cm"/>
    </style:style>
    <style:style style:name="pr3" style:family="presentation" style:parent-style-name="默认-notes">
      <style:graphic-properties draw:fill-color="#ffffff" draw:auto-grow-height="true" fo:min-height="13.364cm"/>
    </style:style>
    <style:style style:name="pr4" style:family="presentation" style:parent-style-name="默认-outline1">
      <style:graphic-properties fo:min-height="8.884cm"/>
    </style:style>
    <style:style style:name="pr5" style:family="presentation" style:parent-style-name="默认-notes">
      <style:graphic-properties draw:fill-color="#ffffff" fo:min-height="13.364cm"/>
    </style:style>
    <style:style style:name="P1" style:family="paragraph">
      <loext:graphic-properties draw:fill-color="#ffffff"/>
      <style:text-properties style:font-size-asian="32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style:font-size-asian="20pt"/>
    </style:style>
    <style:style style:name="P4" style:family="paragraph">
      <style:paragraph-properties fo:margin-top="0.2cm" fo:margin-bottom="0cm"/>
    </style:style>
    <style:style style:name="P5" style:family="paragraph">
      <style:text-properties fo:font-size="26pt" style:font-size-asian="26pt" style:font-size-complex="26pt"/>
    </style:style>
    <style:style style:name="T1" style:family="text">
      <style:text-properties style:font-name="Noto Mono1" style:font-name-asian="微软雅黑 Light1" style:font-weight-asian="250"/>
    </style:style>
    <style:style style:name="T2" style:family="text">
      <style:text-properties style:font-name="Noto Mono1" style:font-name-asian="微软雅黑 Light1" style:font-size-asian="32pt" style:font-weight-asian="250"/>
    </style:style>
    <style:style style:name="T3" style:family="text">
      <style:text-properties style:font-name="Noto Mono1" fo:font-size="26pt" style:font-name-asian="微软雅黑 Light1" style:font-size-asian="26pt" style:font-weight-asian="250" style:font-size-complex="26pt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Linux</text:span><text:span text:style-name="T1">基础</text:span>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2">课程介绍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课程性质和定位</text:span></text:p>
          </draw:text-box>
        </draw:frame>
        <draw:frame presentation:style-name="pr4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<text:span text:style-name="T1">目前本课程是一门选修课。</text:span></text:p>
              </text:list-item>
              <text:list-item>
                <text:p><text:span text:style-name="T1">课程内容对学习其他课程有帮助。</text:span></text:p>
              </text:list-item>
              <text:list-item>
                <text:p><text:span text:style-name="T1">本课程包括理论和实践部分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课程主要内容</text:span></text:p>
          </draw:text-box>
        </draw:frame>
        <draw:frame presentation:style-name="pr4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<text:span text:style-name="T1">本课程主要是</text:span><text:span text:style-name="T1">Linux</text:span><text:span text:style-name="T1">系统基本使用。包括：</text:span></text:p>
                <text:list>
                  <text:list-item>
                    <text:p text:style-name="P4"><text:span text:style-name="T1">Linux</text:span><text:span text:style-name="T1">历史、发展现状。</text:span></text:p>
                  </text:list-item>
                  <text:list-item>
                    <text:p text:style-name="P4"><text:span text:style-name="T1">如何安装</text:span><text:span text:style-name="T1">Linux</text:span><text:span text:style-name="T1">：虚拟机和物理机双系统。</text:span></text:p>
                  </text:list-item>
                  <text:list-item>
                    <text:p text:style-name="P4"><text:span text:style-name="T1">shell</text:span><text:span text:style-name="T1">基础和常用命令。</text:span></text:p>
                  </text:list-item>
                  <text:list-item>
                    <text:p text:style-name="P4"><text:span text:style-name="T1">shell</text:span><text:span text:style-name="T1">脚本基础。</text:span></text:p>
                  </text:list-item>
                  <text:list-item>
                    <text:p text:style-name="P4"><text:span text:style-name="T1">Linux C</text:span><text:span text:style-name="T1">编程环境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课程地址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github</text:span><text:span text:style-name="T1">链接：</text:span><text:span text:style-name="T1">https://github.com/master-genius/linux-study</text:span></text:p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课程章节</text:span></text:p>
          </draw:text-box>
        </draw:frame>
        <draw:frame presentation:style-name="pr4" draw:text-style-name="P5" draw:layer="layout" svg:width="12.4cm" svg:height="9.515cm" svg:x="1.4cm" svg:y="3.685cm" presentation:class="outline" presentation:user-transformed="true">
          <draw:text-box>
            <text:list text:style-name="L2">
              <text:list-item>
                <text:p><text:span text:style-name="T3">Linux</text:span><text:span text:style-name="T3">历史和现状</text:span></text:p>
              </text:list-item>
              <text:list-item>
                <text:p><text:span text:style-name="T3">发行版以及安装</text:span></text:p>
              </text:list-item>
              <text:list-item>
                <text:p><text:span text:style-name="T3">文件系统和目录结构</text:span></text:p>
              </text:list-item>
              <text:list-item>
                <text:p><text:span text:style-name="T3">终端基础</text:span></text:p>
              </text:list-item>
              <text:list-item>
                <text:p><text:span text:style-name="T3">用户与文件</text:span></text:p>
              </text:list-item>
              <text:list-item>
                <text:p><text:span text:style-name="T3">用户管理</text:span></text:p>
              </text:list-item>
            </text:list>
          </draw:text-box>
        </draw:frame>
        <draw:frame presentation:style-name="pr4" draw:text-style-name="P5" draw:layer="layout" svg:width="12.4cm" svg:height="9.715cm" svg:x="14.8cm" svg:y="3.685cm" presentation:class="outline" presentation:user-transformed="true">
          <draw:text-box>
            <text:list text:style-name="L2">
              <text:list-item>
                <text:p><text:span text:style-name="T4">文件管理</text:span></text:p>
              </text:list-item>
              <text:list-item>
                <text:p><text:span text:style-name="T4">文件编辑</text:span></text:p>
              </text:list-item>
              <text:list-item>
                <text:p><text:span text:style-name="T4">安装</text:span><text:span text:style-name="T4">/</text:span><text:span text:style-name="T4">卸载软件</text:span></text:p>
              </text:list-item>
              <text:list-item>
                <text:p><text:span text:style-name="T4">IO</text:span><text:span text:style-name="T4">重定向和管道</text:span></text:p>
              </text:list-item>
              <text:list-item>
                <text:p><text:span text:style-name="T4">进程管理</text:span></text:p>
              </text:list-item>
              <text:list-item>
                <text:p><text:span text:style-name="T4">网络配置基础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课程章节</text:span></text:p>
          </draw:text-box>
        </draw:frame>
        <draw:frame presentation:style-name="pr4" draw:text-style-name="P5" draw:layer="layout" svg:width="12.4cm" svg:height="9.515cm" svg:x="1.4cm" svg:y="3.685cm" presentation:class="outline" presentation:user-transformed="true">
          <draw:text-box>
            <text:list text:style-name="L2">
              <text:list-item>
                <text:p><text:span text:style-name="T3">深入了解</text:span><text:span text:style-name="T3">shell</text:span></text:p>
              </text:list-item>
              <text:list-item>
                <text:p><text:span text:style-name="T3">shell</text:span><text:span text:style-name="T3">脚本基础</text:span><text:span text:style-name="T3">1</text:span></text:p>
              </text:list-item>
              <text:list-item>
                <text:p><text:span text:style-name="T3">shell</text:span><text:span text:style-name="T3">脚本基础</text:span><text:span text:style-name="T3">2</text:span></text:p>
              </text:list-item>
              <text:list-item>
                <text:p><text:span text:style-name="T3">搭建</text:span><text:span text:style-name="T3">C</text:span><text:span text:style-name="T3">开发环境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如何学习</text:span></text:p>
          </draw:text-box>
        </draw:frame>
        <draw:frame presentation:style-name="pr4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<text:span text:style-name="T1">学习</text:span><text:span text:style-name="T1">Linux</text:span><text:span text:style-name="T1">最好的方式就是去使用它。</text:span></text:p>
              </text:list-item>
              <text:list-item>
                <text:p><text:span text:style-name="T1">系统环境搭建可以是以下方式：</text:span></text:p>
                <text:list>
                  <text:list-item>
                    <text:p><text:span text:style-name="T1">物理机安装。</text:span></text:p>
                  </text:list-item>
                  <text:list-item>
                    <text:p><text:span text:style-name="T1">虚拟机安装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FreeMono4" svg:font-family="FreeMono" style:font-family-generic="modern" style:font-pitch="fixed"/>
    <style:font-face style:name="FreeMono2" svg:font-family="FreeMono" style:font-adornments="标准" style:font-family-generic="modern" style:font-pitch="fixed"/>
    <style:font-face style:name="Noto Mono1" svg:font-family="'Noto Mono'" style:font-family-generic="modern" style:font-pitch="fixed"/>
    <style:font-face style:name="Noto Mono" svg:font-family="'Noto Mono'" style:font-adornments="标准" style:font-family-generic="modern" style:font-pitch="fixed"/>
    <style:font-face style:name="FreeMono5" svg:font-family="FreeMono" style:font-family-generic="modern" style:font-pitch="variable"/>
    <style:font-face style:name="FreeMono1" svg:font-family="FreeMono" style:font-adornments="标准" style:font-family-generic="modern" style:font-pitch="variable"/>
    <style:font-face style:name="Liberation Sans1" svg:font-family="'Liberation Sans'" style:font-family-generic="modern" style:font-pitch="variable"/>
    <style:font-face style:name="FreeMono" svg:font-family="FreeMono" style:font-family-generic="roman" style:font-pitch="variable"/>
    <style:font-face style:name="FreeMono3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微软雅黑" svg:font-family="微软雅黑" style:font-family-generic="swiss" style:font-pitch="variable"/>
    <style:font-face style:name="微软雅黑 Light" svg:font-family="'微软雅黑 Light'" style:font-family-generic="swiss" style:font-pitch="variable"/>
    <style:font-face style:name="微软雅黑 Light1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1" svg:font-family="微软雅黑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fill-image draw:name="background" xlink:href="Pictures/1000000000000780000004382BC7A2FE2190471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oto Mono" fo:font-family="'Noto Mono'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微软雅黑 Light" style:font-family-asian="'微软雅黑 Light'" style:font-family-generic-asian="swiss" style:font-pitch-asian="variable" style:font-size-asian="32pt" style:font-style-asian="normal" style:font-weight-asian="250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style:font-name="微软雅黑 Light" fo:font-family="'微软雅黑 Light'" style:font-family-generic="swiss" style:font-pitch="variable" fo:font-size="28pt" style:font-name-asian="微软雅黑 Light" style:font-family-asian="'微软雅黑 Light'" style:font-family-generic-asian="swiss" style:font-pitch-asian="variable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style:font-name="微软雅黑 Light" fo:font-family="'微软雅黑 Light'" style:font-family-generic="swiss" style:font-pitch="variable" fo:font-size="24pt" style:font-name-asian="微软雅黑 Light" style:font-family-asian="'微软雅黑 Light'" style:font-family-generic-asian="swiss" style:font-pitch-asian="variable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style:font-name="微软雅黑 Light" fo:font-family="'微软雅黑 Light'" style:font-family-generic="swiss" style:font-pitch="variable" fo:font-size="20pt" style:font-name-asian="微软雅黑 Light" style:font-family-asian="'微软雅黑 Light'" style:font-family-generic-asian="swiss" style:font-pitch-asian="variable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style:font-name="微软雅黑 Light" fo:font-family="'微软雅黑 Light'" style:font-family-generic="swiss" style:font-pitch="variable" fo:font-size="20pt" style:font-name-asian="微软雅黑 Light" style:font-family-asian="'微软雅黑 Light'" style:font-family-generic-asian="swiss" style:font-pitch-asian="variable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style:font-name="微软雅黑 Light" fo:font-family="'微软雅黑 Light'" style:font-family-generic="swiss" style:font-pitch="variable" fo:font-size="20pt" style:font-name-asian="微软雅黑 Light" style:font-family-asian="'微软雅黑 Light'" style:font-family-generic-asian="swiss" style:font-pitch-asian="variable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style:font-name="微软雅黑 Light" fo:font-family="'微软雅黑 Light'" style:font-family-generic="swiss" style:font-pitch="variable" fo:font-size="20pt" style:font-name-asian="微软雅黑 Light" style:font-family-asian="'微软雅黑 Light'" style:font-family-generic-asian="swiss" style:font-pitch-asian="variable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微软雅黑" fo:font-family="微软雅黑" style:font-family-generic="swiss" style:font-pitch="variable" fo:font-size="40pt" fo:font-style="normal" fo:text-shadow="none" style:text-underline-style="none" fo:font-weight="normal" style:letter-kerning="true" fo:background-color="transparent" style:font-name-asian="微软雅黑" style:font-family-asian="微软雅黑" style:font-family-generic-asian="swiss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2-21T16:41:56.288919712</meta:creation-date>
    <dc:date>2020-02-16T20:38:27.929000000</dc:date>
    <meta:editing-duration>PT1H21M5S</meta:editing-duration>
    <meta:editing-cycles>46</meta:editing-cycles>
    <meta:generator>LibreOffice/6.3.3.2$Windows_X86_64 LibreOffice_project/a64200df03143b798afd1ec74a12ab50359878ed</meta:generator>
    <meta:document-statistic meta:object-count="50"/>
  </office:meta>
</office:document-meta>
</file>